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014F5CEBD47A6A139C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alibr" svg:font-family="Calibr"/>
    <style:font-face style:name="Lucida Grande" svg:font-family="'Lucida Grande', 'Trebuchet MS', Verdana, Helvetica, Arial, sans-serif"/>
    <style:font-face style:name="OpenSymbol" svg:font-family="Open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DejaVu Sans" svg:font-family="'DejaVu Sans'" style:font-pitch="variable"/>
    <style:font-face style:name="OpenSymbol2" svg:font-family="OpenSymbol, 'Arial Unicode M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style:line-height-at-least="0.476cm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style:line-height-at-least="0.476cm" fo:text-align="center" style:justify-single-word="false" fo:orphans="2" fo:widows="2" fo:text-indent="0cm" style:auto-text-indent="false" fo:background-color="#00cc00" fo:padding="0cm" fo:border="none"/>
      <style:text-properties fo:font-variant="normal" fo:text-transform="none" fo:color="#606060" style:font-name="Lucida Grande" fo:font-size="15pt" fo:letter-spacing="normal" fo:font-style="normal" fo:background-color="#ffffff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Calibri" style:font-name-asian="Times New Roman1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font-name="Calibri" style:font-name-asian="Times New Roman1" style:font-name-complex="Times New Roman1"/>
    </style:style>
    <style:style style:name="P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Calibri" style:font-name-asian="Times New Roman1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font-name="Calibri" style:font-name-asian="Times New Roman1" style:font-name-complex="Times New Roman1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Calibri" fo:font-weight="bold" style:font-name-asian="Times New Roman1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Calibri" style:font-name-asian="Times New Roman1" style:font-name-complex="Times New Roman1"/>
    </style:style>
    <style:style style:name="P9" style:family="paragraph" style:parent-style-name="preguntas" style:list-style-name="Numbering_20_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style:font-name-asian="Times New Roman1" style:font-name-complex="Times New Roman1"/>
    </style:style>
    <style:style style:name="T3" style:family="text">
      <style:text-properties style:font-name="Calibri" style:font-name-asian="Times New Roman1" style:font-name-complex="Times New Roman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UNIDAD 03 – Shell scripts - Repaso</text:p>
          </table:table-cell>
        </table:table-row>
      </table:table>
      <text:p text:style-name="P1"/>
      <text:list xml:id="list2875292165" text:style-name="Numbering_20_1">
        <text:list-item>
          <text:h text:style-name="preguntas" text:outline-level="1"><text:s/>Crea un scripts que realice las siguiente acciones:</text:h>
        </text:list-item>
      </text:list>
      <text:list xml:id="list860480983" text:style-name="List_20_1">
        <text:list-item>
          <text:h text:style-name="preguntas-viñetas" text:outline-level="1">Cree un directorio en tu home que se llame tu nombre. Si no existe</text:h>
        </text:list-item>
        <text:list-item>
          <text:h text:style-name="preguntas-viñetas" text:outline-level="1">Copie todos los ficheros de etc con extensión .conf cuya fecha de modificación sea anterior a 27 días. El nombre del fichero tiene que ser <text:span text:style-name="T1">nombre_fichero_ddmmaa</text:span></text:h>
          <text:h text:style-name="preguntas-viñetas" text:outline-level="1">Ayuda:</text:h>
          <text:h text:style-name="preguntas-viñetas" text:outline-level="1">El comando stat fichero proporciona la fecha de modificación de cada fichero.</text:h>
          <text:h text:style-name="preguntas-viñetas" text:outline-level="1">Para obtener la fecha de hace 27 días: date –date “-27 days”</text:h>
        </text:list-item>
      </text:list>
      <text:list xml:id="list83447882576466" text:continue-list="list2875292165" text:style-name="Numbering_20_1">
        <text:list-header>
          <text:h text:style-name="preguntas" text:outline-level="1"><draw:frame draw:style-name="fr1" draw:name="Imagen1" text:anchor-type="paragraph" svg:x="1.229cm" svg:y="-0.079cm" svg:width="9.546cm" svg:height="0.852cm" draw:z-index="0"><draw:image xlink:href="Pictures/10000201000000E000000014F5CEBD47A6A139C2.png" xlink:type="simple" xlink:show="embed" xlink:actuate="onLoad"/></draw:frame></text:h>
        </text:list-header>
      </text:list>
      <text:list xml:id="list83447145492645" text:continue-list="list860480983" text:style-name="List_20_1">
        <text:list-item>
          <text:h text:style-name="preguntas-viñetas" text:outline-level="1">Si al copiar algún fichero da error se tiene que enviar un mensaje a un fichero de log que se llame aaaammdd.log, el mensaje tiene que decir que decir: El fichero “nombre fichero” no se ha podido copiar</text:h>
        </text:list-item>
      </text:list>
      <text:list xml:id="list83447504426818" text:continue-list="list83447882576466" text:style-name="Numbering_20_1">
        <text:list-item>
          <text:h text:style-name="preguntas" text:outline-level="1"><text:s/>Crea un scripts que realice las siguiente acciones:</text:h>
        </text:list-item>
      </text:list>
      <text:list xml:id="list83447750898434" text:continue-list="list83447145492645" text:style-name="List_20_1">
        <text:list-item>
          <text:h text:style-name="preguntas-viñetas" text:outline-level="1">Lea todos los usuarios del sistema y te diga a que gurpos pertenece. Tiene que aparecer el siguiente mensaje:</text:h>
          <text:h text:style-name="preguntas-viñetas" text:outline-level="1">El usuario “nombre_usuario” pertenece a los grupos “nombre_grupo1”, “nombre grupo2”…</text:h>
        </text:list-item>
      </text:list>
      <text:list xml:id="list83448865793978" text:continue-list="list83447504426818" text:style-name="Numbering_20_1">
        <text:list-item>
          <text:h text:style-name="preguntas" text:outline-level="1"><text:s/>Crea un scripts que realice las siguiente acciones:</text:h>
        </text:list-item>
      </text:list>
      <text:list xml:id="list83448665455873" text:continue-list="list83447750898434" text:style-name="List_20_1">
        <text:list-item>
          <text:h text:style-name="preguntas-viñetas" text:outline-level="1">Utilizando un while o un for tienes que decir que ficheros de etc tienen permisos de lectura para otros. El mensaje que tiene que salir es:</text:h>
          <text:h text:style-name="preguntas-viñetas" text:outline-level="1">El fichero “nombre_fichero” cuyo propietario es “propietario_fichero” tiene los permisos “permisos”, por tanto los usuarios otros lo pueden leer.</text:h>
        </text:list-item>
      </text:list>
      <text:list xml:id="list83448168097017" text:continue-list="list83448865793978" text:style-name="Numbering_20_1">
        <text:list-item>
          <text:h text:style-name="preguntas" text:outline-level="1"><text:s/>Crea un scripts que realice las siguiente acciones:</text:h>
        </text:list-item>
      </text:list>
      <text:list xml:id="list83448159514304" text:continue-list="list83448665455873" text:style-name="List_20_1">
        <text:list-item>
          <text:h text:style-name="preguntas-viñetas" text:outline-level="1">Al scripts se le pueden pasar directorios, tantos como el usuario quiera.</text:h>
        </text:list-item>
        <text:list-item>
          <text:h text:style-name="preguntas-viñetas" text:outline-level="1">Tiene que comprobar si el directorio existe. Si no existe iene que enviar un mensaje a un fichero de log que se llame aaaammdd.log, el mensaje tiene que decir que decir: El directorio “nombre directorio” no EXISTE.</text:h>
        </text:list-item>
        <text:list-item>
          <text:h text:style-name="preguntas-viñetas" text:outline-level="1">Si el directorio existe tiene que comprobar cuantos ficheros tiene dentro. Y sacar un mensaje diciendo: El directorio nombre_directorio tiene “numero de ficheros” <text:s/>ficheros</text:h>
        </text:list-item>
        <text:list-item>
          <text:h text:style-name="preguntas-viñetas" text:outline-level="1">Al final tiene que decir el directorio que mas ficheros tiene</text:h>
        </text:list-item>
      </text:list>
      <text:list xml:id="list83446951589319" text:continue-list="list83448168097017" text:style-name="Numbering_20_1">
        <text:list-item>
          <text:h text:style-name="P9" text:outline-level="1">Dado un archivo con la información que se muestra a continuación, crear un script que permita:</text:h>
        </text:list-item>
      </text:list>
      <text:list xml:id="list83447264476387" text:continue-list="list83448159514304" text:style-name="List_20_1">
        <text:list-header>
          <text:h text:style-name="preguntas-viñetas" text:outline-level="1"><text:span text:style-name="T2">1. </text:span><text:span text:style-name="T2">Dar de baja un vehículo por matrícula</text:span></text:h>
          <text:h text:style-name="preguntas-viñetas" text:outline-level="1"><text:soft-page-break/><text:span text:style-name="T2">2. </text:span><text:span text:style-name="T2">Generar un fichero ordenado por el nombre del propietario, de los vehículos de una provincia dada. En el fichero creado sólo deben aparecer los campos nombre propietario, marca vehículo y año de matriculación. El fichero creado se llamará:</text:span></text:h>
          <text:h text:style-name="preguntas-viñetas" text:outline-level="1">ordenado.txt</text:h>
          <text:h text:style-name="preguntas-viñetas" text:outline-level="1"><text:span text:style-name="T2">3. </text:span><text:span text:style-name="T2">Salir</text:span></text:h>
        </text:list-header>
      </text:list>
      <text:p text:style-name="P3">Cada uno de los puntos tiene que estar implementado en una función, estas funciones tienen que estar en un fichero aparte del scripts.</text:p>
      <text:p text:style-name="P3"/>
      <text:p text:style-name="P3">Fichero: <text:s text:c="3"/>vehículos.bd</text:p>
      <text:p text:style-name="P5"/>
      <text:p text:style-name="P7">4444-ABF : FRANCISO GARCÍA : MADRID : SEAT : 124 : 1990</text:p>
      <text:p text:style-name="P7">2222-CFD : ANA MARÍA LÓPEZ : LEÓN : FORD : FIESTA : 2008</text:p>
      <text:p text:style-name="P7">5453-DNN : MARIANO GÓMEZ : <text:s/>MADRID : AUDI : A3 : 2007</text:p>
      <text:p text:style-name="P5">… </text:p>
      <text:list xml:id="list83448623565925" text:continue-list="list83446951589319" text:style-name="Numbering_20_1">
        <text:list-header>
          <text:h text:style-name="preguntas" text:outline-level="1"/>
        </text:list-header>
      </text:list>
      <text:list xml:id="list83448939690992" text:continue-list="list83447264476387" text:style-name="List_20_1">
        <text:list-header>
          <text:h text:style-name="preguntas-viñetas" text:outline-level="1"/>
          <text:h text:style-name="preguntas-viñetas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alibr" svg:font-family="Calibr"/>
    <style:font-face style:name="Lucida Grande" svg:font-family="'Lucida Grande', 'Trebuchet MS', Verdana, Helvetica, Arial, sans-serif"/>
    <style:font-face style:name="OpenSymbol" svg:font-family="OpenSymbol"/>
    <style:font-face style:name="OpenSymbol1" svg:font-family="OpenSymbol, 'Arial Unicode MS'"/>
    <style:font-face style:name="Symbol" svg:font-family="Symbol"/>
    <style:font-face style:name="Courier New" svg:font-family="'Courier New'" style:font-family-generic="modern"/>
    <style:font-face style:name="DejaVu Sans" svg:font-family="'DejaVu Sans'" style:font-pitch="variable"/>
    <style:font-face style:name="OpenSymbol2" svg:font-family="OpenSymbol, 'Arial Unicode MS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es" fo:country="ES" style:font-name-asian="DejaVu Sans" style:font-family-asian="'DejaVu Sans'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94cm" fo:margin-bottom="0.494cm" fo:text-align="start" style:justify-single-word="false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family="'Liberation Sans', Arial" style:font-family-generic="swiss" style:font-pitch="variable" fo:font-size="14pt" style:font-name-asian="DejaVu Sans2" style:font-family-asian="'DejaVu Sans'" style:font-family-generic-asian="swiss" style:font-pitch-asian="variable" style:font-size-asian="14pt" style:font-name-complex="DejaVu Sans2" style:font-family-complex="'DejaVu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Calibri1" fo:font-family="Calibri" style:font-family-generic="swiss" style:font-pitch="variable" fo:font-size="12pt" fo:language="es" fo:country="ES" style:font-name-asian="Calibri1" style:font-family-asian="Calibri" style:font-family-generic-asian="swiss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guntas" style:family="paragraph" style:parent-style-name="Párrafo_20_de_20_lista" style:default-outline-level="1" style:list-style-name="Numbering_20_1">
      <style:paragraph-properties fo:margin-left="0.9cm" fo:margin-right="0cm" fo:margin-top="0cm" fo:margin-bottom="0.4cm" fo:text-align="justify" style:justify-single-word="false" fo:text-indent="-0.499cm" style:auto-text-indent="false">
        <style:tab-stops/>
      </style:paragraph-properties>
      <style:text-properties fo:color="#3333ff" fo:font-weight="bold" style:font-size-asian="10.5pt" style:font-weight-asian="bold"/>
    </style:style>
    <style:style style:name="_32_nivelPreguntas" style:display-name="2nivelPreguntas" style:family="paragraph" style:parent-style-name="Preguntas" style:default-outline-level="2" style:list-style-name="" style:master-page-name="">
      <style:paragraph-properties fo:margin-left="1.401cm" fo:margin-right="0cm" fo:margin-top="0cm" fo:margin-bottom="0.199cm" fo:text-align="justify" style:justify-single-word="false" fo:text-indent="-0.4cm" style:auto-text-indent="false" style:page-number="auto">
        <style:tab-stops/>
      </style:paragraph-properties>
      <style:text-properties fo:color="#000000" fo:font-weight="normal" fo:background-color="transparent" style:font-size-asian="10.5pt" style:font-weight-asian="normal"/>
    </style:style>
    <style:style style:name="PreguntasLetras" style:family="paragraph" style:parent-style-name="Párrafo_20_de_20_lista">
      <style:paragraph-properties fo:margin-left="1.27cm" fo:margin-right="0cm" fo:margin-top="0cm" fo:margin-bottom="0.499cm" fo:text-indent="-0.499cm" style:auto-text-indent="false"/>
      <style:text-properties fo:color="#000000" fo:font-size="10pt" fo:font-weight="bold" style:font-size-asian="10pt" style:font-weight-asian="bold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PreguntasViñetas" style:family="paragraph" style:parent-style-name="Standard" style:default-outline-level="1" style:list-style-name="List_20_1">
      <style:paragraph-properties fo:margin-left="1.6cm" fo:margin-right="0cm" fo:margin-top="0cm" fo:margin-bottom="0.6cm" fo:text-align="justify" style:justify-single-word="false" fo:text-indent="0cm" style:auto-text-indent="false" style:text-autospace="none"/>
      <style:text-properties fo:color="#000000" style:font-name="Calibr" fo:font-family="Calibr" fo:font-size="10pt" fo:font-weight="bold" style:font-size-asian="10pt" style:font-weight-asian="bold" style:font-name-complex="Verdana" style:font-family-complex="Verdana" style:font-family-generic-complex="swiss" style:font-pitch-complex="variable" style:font-weight-complex="normal"/>
    </style:style>
    <style:style style:name="Respuesta" style:family="paragraph" style:parent-style-name="PreguntasLetras" style:list-style-name="">
      <style:paragraph-properties fo:margin-left="1.27cm" fo:margin-right="0cm" fo:margin-top="0cm" fo:margin-bottom="0.101cm" fo:text-indent="-0.499cm" style:auto-text-indent="false"/>
      <style:text-properties fo:color="#ff3333" fo:font-weight="bold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ambioTema" style:family="paragraph" style:parent-style-name="Standard">
      <style:paragraph-properties fo:margin-top="0.6cm" fo:margin-bottom="0.6cm" fo:line-height="100%" fo:text-align="center" style:justify-single-word="false" fo:background-color="#ff950e" fo:padding="0.049cm" fo:border="0.74pt solid #0000ff" style:shadow="none">
        <style:tab-stops/>
      </style:paragraph-properties>
      <style:text-properties fo:color="#000000" fo:font-size="18pt" fo:font-weight="bold" fo:background-color="transparent" style:font-size-asian="10.5pt" style:font-relief="embosse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espuestaConsombra" style:family="paragraph" style:parent-style-name="Respuesta">
      <style:paragraph-properties fo:background-color="#cccccc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ejecutado" style:family="paragraph" style:parent-style-name="Text_20_body">
      <style:paragraph-properties fo:margin-left="1.6cm" fo:margin-right="0cm" fo:margin-top="0cm" fo:margin-bottom="0cm" fo:text-indent="0cm" style:auto-text-indent="false" fo:background-color="#e6e6ff"/>
      <style:text-properties fo:color="#3333ff" fo:font-weight="bold" style:font-size-asian="10.5pt"/>
    </style:style>
    <style:style style:name="PreguntasViñetas2" style:family="paragraph" style:parent-style-name="PreguntasViñetas" style:list-style-name="List_20_1">
      <style:paragraph-properties fo:margin-left="2.6cm" fo:margin-right="0cm" fo:text-indent="0cm" style:auto-text-indent="false">
        <style:tab-stops/>
      </style:paragraph-properties>
    </style:style>
    <style:style style:name="preguntas" style:family="paragraph" style:parent-style-name="Standard" style:default-outline-level="1" style:list-style-name="Numbering_20_1" style:master-page-name="">
      <style:paragraph-properties fo:margin-top="0.199cm" fo:margin-bottom="0.199cm" fo:text-align="justify" style:justify-single-word="false" style:page-number="auto">
        <style:tab-stops/>
      </style:paragraph-properties>
      <style:text-properties fo:color="#6666ff" fo:font-size="12pt" fo:font-weight="bold" style:font-size-asian="10.5pt"/>
    </style:style>
    <style:style style:name="preguntas-viñetas" style:family="paragraph" style:parent-style-name="preguntas" style:default-outline-level="1" style:list-style-name="List_20_1">
      <style:paragraph-properties fo:margin-left="1cm" fo:margin-right="0cm" fo:text-indent="0cm" style:auto-text-indent="true"/>
      <style:text-properties fo:color="#000000" fo:font-size="12pt" style:font-size-asian="10.5pt"/>
    </style:style>
    <style:style style:name="Pregruntas-viñetas2" style:family="paragraph" style:parent-style-name="preguntas-viñetas" style:list-style-name="List_20_2">
      <style:paragraph-properties>
        <style:tab-stops/>
      </style:paragraph-properties>
      <style:text-properties fo:font-weight="normal" style:font-size-asian="10.5pt" style:font-weight-asian="normal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/>
    </style:style>
    <style:style style:name="WW8Num3z0" style:family="text">
      <style:text-properties style:font-name="Wingdings1" fo:font-family="Wingdings" style:font-charset="x-symbol" style:font-name-complex="Wingdings1" style:font-family-complex="Wingdings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2" style:font-family-complex="OpenSymbol, 'Arial Unicode MS'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Absatz-Standardschriftart" style:family="text"/>
    <style:style style:name="WW-Absatz-Standardschriftart" style:family="text"/>
    <style:style style:name="WW8Num6z0" style:family="text">
      <style:text-properties fo:font-weight="bold" style:font-weight-asian="bold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fo:font-weight="bold" style:font-weight-asian="bold"/>
    </style:style>
    <style:style style:name="WW8Num20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WW8Num5z0" style:family="text">
      <style:text-properties fo:font-weight="bold" style:font-weight-asian="bold"/>
    </style:style>
    <style:style style:name="WW8Num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-Absatz-Standardschriftart1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weight="bold" style:font-weight-asian="bold"/>
    </style:style>
    <style:style style:name="WW8Num13z0" style:family="text">
      <style:text-properties fo:font-weight="bold" style:font-weight-asian="bold"/>
    </style:style>
    <style:style style:name="WW8Num2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2z0" style:family="text">
      <style:text-properties fo:font-weight="bold" style:font-weight-asian="bold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ar" style:display-name="Título 1 Car" style:family="text" style:parent-style-name="Fuente_20_de_20_párrafo_20_predeter.1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Bullets" style:family="text">
      <style:text-properties style:font-name="OpenSymbol2" fo:font-family="OpenSymbol, 'Arial Unicode MS'" style:font-pitch="variable" style:font-name-asian="OpenSymbol2" style:font-family-asian="OpenSymbol, 'Arial Unicode MS'" style:font-pitch-asian="variable" style:font-name-complex="OpenSymbol2" style:font-family-complex="OpenSymbol, 'Arial Unicode MS'" style:font-pitch-complex="variable"/>
    </style:style>
    <style:style style:name="Numbering_20_Symbols_20__28_user_29_" style:display-name="Numbering Symbols (user)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/>
    <style:style style:name="WW8Num8z3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apple-converted-space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➔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cm" fo:margin-left="0.6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cm" fo:margin-left="0.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3cm" fo:margin-left="1.1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3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3cm" fo:margin-left="1.7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3cm" fo:margin-left="2.10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3cm" fo:margin-left="2.4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3cm" fo:margin-left="2.70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3cm" fo:margin-left="3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</meta:initial-creator>
    <meta:creation-date>2012-04-17T10:35:36</meta:creation-date>
    <dc:date>2019-11-29T08:31:27.626383700</dc:date>
    <meta:editing-duration>P1DT1H16M26S</meta:editing-duration>
    <meta:editing-cycles>170</meta:editing-cycles>
    <meta:generator>LibreOffice/6.0.7.3$Linux_X86_64 LibreOffice_project/00m0$Build-3</meta:generator>
    <meta:document-statistic meta:table-count="1" meta:image-count="1" meta:object-count="0" meta:page-count="2" meta:paragraph-count="32" meta:word-count="453" meta:character-count="2560" meta:non-whitespace-character-count="2151"/>
  </office:meta>
</office:document-meta>
</file>